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64in"/>
    </style:style>
    <style:style style:name="co2" style:family="table-column">
      <style:table-column-properties fo:break-before="auto" style:column-width="1.4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kills practiced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1">
          <table:table-cell office:value-type="string" calcext:value-type="string">
            <text:p>analyze http responses from lamp app</text:p>
          </table:table-cell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s (bootstrap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kali linux/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basic lamp app with authentication</text:p>
          </table:table-cell>
          <table:table-cell office:value-type="string" calcext:value-type="string">
            <text:p>apach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vms: client (kali), server (ubuntu)</text:p>
          </table:table-cell>
          <table:table-cell office:value-type="string" calcext:value-type="string">
            <text:p>mysql/mysq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rp su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s 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t/githu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p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0:28:24.993352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6:06:18.032073395</meta:creation-date>
    <dc:date>2021-07-22T16:28:26.093766464</dc:date>
    <meta:editing-duration>PT21H34M2S</meta:editing-duration>
    <meta:editing-cycles>10</meta:editing-cycles>
    <meta:generator>LibreOffice/6.4.7.2$Linux_X86_64 LibreOffice_project/40$Build-2</meta:generator>
    <meta:document-statistic meta:table-count="1" meta:cell-count="22" meta:object-count="0"/>
  </office:meta>
</office:document-meta>
</file>